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což je využito ke kontrole pravopisu, dělení slov a pro slovník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ep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ep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Vývojový diagram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